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2e5" officeooo:paragraph-rsid="000132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bits/stdc++.h&gt;</text:p>
      <text:p text:style-name="Standard"/>
      <text:p text:style-name="Standard">using namespace std;</text:p>
      <text:p text:style-name="Standard"/>
      <text:p text:style-name="Standard">int palindrome(string a)</text:p>
      <text:p text:style-name="Standard">{</text:p>
      <text:p text:style-name="Standard"><text:s text:c="4"/>int n=a.length();</text:p>
      <text:p text:style-name="Standard"><text:s text:c="4"/>int table[n][n];</text:p>
      <text:p text:style-name="Standard"><text:s text:c="4"/>memset(table,0,sizeof(table));</text:p>
      <text:p text:style-name="Standard"><text:s text:c="4"/></text:p>
      <text:p text:style-name="Standard"><text:s text:c="4"/>int start,maxlength=1;</text:p>
      <text:p text:style-name="Standard"><text:s text:c="4"/>for(int i=0;i&lt;n;i++)</text:p>
      <text:p text:style-name="Standard"><text:s text:c="8"/>table[i][i]=1;</text:p>
      <text:p text:style-name="Standard"><text:s text:c="4"/>for(int i=0;i&lt;n-1;i++)</text:p>
      <text:p text:style-name="Standard"><text:s text:c="8"/>if(a[i]==a[i+1])</text:p>
      <text:p text:style-name="Standard"><text:s text:c="8"/>{</text:p>
      <text:p text:style-name="Standard"><text:s text:c="12"/>table[i][i+1]=1;</text:p>
      <text:p text:style-name="Standard"><text:s text:c="12"/>start=i;</text:p>
      <text:p text:style-name="Standard"><text:s text:c="12"/>maxlength=2;</text:p>
      <text:p text:style-name="Standard"><text:s text:c="8"/>}</text:p>
      <text:p text:style-name="Standard"><text:s text:c="4"/>for(int k=3;k&lt;=n;k++)</text:p>
      <text:p text:style-name="Standard"><text:s text:c="4"/>{</text:p>
      <text:p text:style-name="Standard"><text:s text:c="8"/>for(int i=0;i&lt;n-k+1;i++)</text:p>
      <text:p text:style-name="Standard"><text:s text:c="8"/>{</text:p>
      <text:p text:style-name="Standard"><text:s text:c="12"/>int j=i+k-1;</text:p>
      <text:p text:style-name="Standard"><text:s text:c="12"/>if(table[i+1][j-1]&amp;&amp;a[i]==a[j])</text:p>
      <text:p text:style-name="Standard"><text:s text:c="12"/>{</text:p>
      <text:p text:style-name="Standard"><text:s text:c="16"/>table[i][j]=1;</text:p>
      <text:p text:style-name="Standard"><text:s text:c="16"/>if(k&gt;maxlength)</text:p>
      <text:p text:style-name="Standard"><text:s text:c="16"/>{</text:p>
      <text:p text:style-name="Standard"><text:s text:c="20"/>maxlength=k;</text:p>
      <text:p text:style-name="Standard"><text:s text:c="20"/>start=i;</text:p>
      <text:p text:style-name="Standard"><text:s text:c="16"/>}</text:p>
      <text:p text:style-name="Standard"><text:s text:c="12"/>} <text:s text:c="3"/></text:p>
      <text:p text:style-name="Standard"><text:s text:c="8"/>}</text:p>
      <text:p text:style-name="Standard"><text:s text:c="4"/>}</text:p>
      <text:p text:style-name="Standard"><text:s text:c="4"/>return maxlength;</text:p>
      <text:p text:style-name="Standard">}</text:p>
      <text:p text:style-name="Standard">int palindrome2(string a)</text:p>
      <text:p text:style-name="Standard">{</text:p>
      <text:p text:style-name="Standard"><text:s text:c="4"/>int n=a.length();</text:p>
      <text:p text:style-name="Standard"><text:s text:c="4"/>int low,high;</text:p>
      <text:p text:style-name="Standard"><text:s text:c="4"/>int maxlength=1;</text:p>
      <text:p text:style-name="Standard"><text:s text:c="4"/>int start=0;</text:p>
      <text:p text:style-name="Standard"><text:s text:c="4"/></text:p>
      <text:p text:style-name="Standard"><text:s text:c="4"/>for(int i=1;i&lt;=n;i++)</text:p>
      <text:p text:style-name="Standard"><text:s text:c="4"/>{</text:p>
      <text:p text:style-name="Standard"><text:s text:c="8"/>low=i-1;</text:p>
      <text:p text:style-name="Standard"><text:s text:c="8"/>high=i;</text:p>
      <text:p text:style-name="Standard"><text:s text:c="8"/>while(low&gt;=0&amp;&amp;high&lt;n&amp;&amp;a[low]==a[high])</text:p>
      <text:p text:style-name="Standard"><text:s text:c="8"/>{</text:p>
      <text:p text:style-name="Standard"><text:s text:c="12"/>int len=high-low+1;</text:p>
      <text:p text:style-name="Standard"><text:soft-page-break/><text:s text:c="12"/>if(len&gt;maxlength)</text:p>
      <text:p text:style-name="Standard"><text:s text:c="12"/>{</text:p>
      <text:p text:style-name="Standard"><text:s text:c="16"/>start=low;</text:p>
      <text:p text:style-name="Standard"><text:s text:c="16"/>maxlength=len;</text:p>
      <text:p text:style-name="Standard"><text:s text:c="12"/>}</text:p>
      <text:p text:style-name="P1"><text:tab/>low--;high++;</text:p>
      <text:p text:style-name="Standard"><text:s text:c="8"/>}</text:p>
      <text:p text:style-name="Standard"><text:s text:c="8"/>low=i-1;</text:p>
      <text:p text:style-name="Standard"><text:s text:c="8"/>high=i+1;</text:p>
      <text:p text:style-name="Standard"><text:s text:c="8"/>while(low&gt;=0&amp;&amp;high&lt;n&amp;&amp;a[low]==a[high])</text:p>
      <text:p text:style-name="Standard"><text:s text:c="8"/>{</text:p>
      <text:p text:style-name="Standard"><text:s text:c="12"/>int len=high-low+1;</text:p>
      <text:p text:style-name="Standard"><text:s text:c="12"/>if(len&gt;maxlength)</text:p>
      <text:p text:style-name="Standard"><text:s text:c="12"/>{</text:p>
      <text:p text:style-name="Standard"><text:s text:c="16"/>start=low;</text:p>
      <text:p text:style-name="Standard"><text:s text:c="16"/>maxlength=len;</text:p>
      <text:p text:style-name="Standard"><text:s text:c="12"/>}</text:p>
      <text:p text:style-name="P1"><text:tab/>low--;high++;</text:p>
      <text:p text:style-name="Standard"><text:s text:c="8"/>}</text:p>
      <text:p text:style-name="Standard"><text:s text:c="4"/>}</text:p>
      <text:p text:style-name="Standard"><text:s text:c="4"/>return maxlength;</text:p>
      <text:p text:style-name="Standard">}</text:p>
      <text:p text:style-name="Standard">void sieveoferastothenes(vector&lt;int&gt; &amp;a)</text:p>
      <text:p text:style-name="Standard">{</text:p>
      <text:p text:style-name="Standard"><text:s text:c="4"/>for(int i=0;i&lt;10001;i++)</text:p>
      <text:p text:style-name="Standard"><text:s text:c="8"/>a.push_back(1);</text:p>
      <text:p text:style-name="Standard"><text:s text:c="8"/>a[1]=0;</text:p>
      <text:p text:style-name="Standard"><text:s text:c="4"/>for(int i=2;i*i&lt;10001;i++)</text:p>
      <text:p text:style-name="Standard"><text:s text:c="4"/>{</text:p>
      <text:p text:style-name="Standard"><text:s text:c="8"/>if(a[i]==1)</text:p>
      <text:p text:style-name="Standard"><text:s text:c="8"/>{</text:p>
      <text:p text:style-name="Standard"><text:s text:c="12"/>for(int j=i*i;j&lt;10001;j+=i)</text:p>
      <text:p text:style-name="Standard"><text:s text:c="12"/>{</text:p>
      <text:p text:style-name="Standard"><text:s text:c="16"/>if(a[j]==1)</text:p>
      <text:p text:style-name="Standard"><text:s text:c="20"/>a[j]=0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int main()</text:p>
      <text:p text:style-name="Standard">{</text:p>
      <text:p text:style-name="Standard"><text:s text:c="4"/>vector&lt;int&gt; ar;</text:p>
      <text:p text:style-name="Standard"><text:s text:c="4"/>sieveoferastothenes(ar);</text:p>
      <text:p text:style-name="Standard"><text:s text:c="4"/>int t;</text:p>
      <text:p text:style-name="Standard"><text:s text:c="4"/>cin&gt;&gt;t;</text:p>
      <text:p text:style-name="Standard"><text:s text:c="4"/>while(t--)</text:p>
      <text:p text:style-name="Standard"><text:s text:c="4"/>{</text:p>
      <text:p text:style-name="Standard"><text:s text:c="8"/>string a;</text:p>
      <text:p text:style-name="Standard"><text:s text:c="8"/>cin&gt;&gt;a;</text:p>
      <text:p text:style-name="Standard"><text:s text:c="8"/>int k=palindrome2(a);</text:p>
      <text:p text:style-name="Standard"><text:s text:c="8"/>if(ar[k])</text:p>
      <text:p text:style-name="Standard"><text:soft-page-break/><text:s text:c="12"/>cout&lt;&lt;"PRIME\n";</text:p>
      <text:p text:style-name="Standard"><text:s text:c="8"/>else</text:p>
      <text:p text:style-name="Standard"><text:s text:c="12"/>cout&lt;&lt;"NOT PRIME\n"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55:56.240412708</meta:creation-date>
    <dc:date>2019-01-30T23:00:30.244631025</dc:date>
    <meta:editing-duration>PT4M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106" meta:word-count="141" meta:character-count="1941" meta:non-whitespace-character-count="1117"/>
  </office:meta>
</office:document-meta>
</file>